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LCHEZ CORDOVA, MIGUEL DARWI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2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CHEZ CORDOVA, MIGUEL DARWI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ISCO SILVA, HELM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863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19:23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